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.55pt"/>
    </style:style>
    <style:style style:name="co2" style:family="table-column">
      <style:table-column-properties fo:break-before="auto" style:column-width="37.81pt"/>
    </style:style>
    <style:style style:name="co3" style:family="table-column">
      <style:table-column-properties fo:break-before="auto" style:column-width="33.96pt"/>
    </style:style>
    <style:style style:name="co4" style:family="table-column">
      <style:table-column-properties fo:break-before="auto" style:column-width="30.1pt"/>
    </style:style>
    <style:style style:name="co5" style:family="table-column">
      <style:table-column-properties fo:break-before="auto" style:column-width="30.84pt"/>
    </style:style>
    <style:style style:name="co6" style:family="table-column">
      <style:table-column-properties fo:break-before="auto" style:column-width="33.14pt"/>
    </style:style>
    <style:style style:name="co7" style:family="table-column">
      <style:table-column-properties fo:break-before="auto" style:column-width="39.34pt"/>
    </style:style>
    <style:style style:name="co8" style:family="table-column">
      <style:table-column-properties fo:break-before="auto" style:column-width="76.6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usla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3.87066197395" calcext:value-type="float">
            <text:p>3.870661974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5.93394899368" calcext:value-type="float">
            <text:p>5.933948993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2.64750385284" calcext:value-type="float">
            <text:p>2.64750385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2.91920113564" calcext:value-type="float">
            <text:p>2.9192011356</text:p>
          </table:table-cell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71181988716" calcext:value-type="float">
            <text:p>1.7118198872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2.18396401405" calcext:value-type="float">
            <text:p>2.1839640141</text:p>
          </table:table-cell>
        </table:table-row>
        <table:table-row table:style-name="ro1"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.11126303673" calcext:value-type="float">
            <text:p>2.1112630367</text:p>
          </table:table-cell>
        </table:table-row>
        <table:table-row table:style-name="ro1"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3.55989909172" calcext:value-type="float">
            <text:p>3.559899091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2.58286309242" calcext:value-type="float">
            <text:p>2.5828630924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2.559664011" calcext:value-type="float">
            <text:p>2.559664011</text:p>
          </table:table-cell>
        </table:table-row>
        <table:table-row table:style-name="ro1"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4.52744197845" calcext:value-type="float">
            <text:p>4.5274419785</text:p>
          </table:table-cell>
        </table:table-row>
        <table:table-row table:style-name="ro1"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.24712491035" calcext:value-type="float">
            <text:p>2.2471249104</text:p>
          </table:table-cell>
        </table:table-row>
        <table:table-row table:style-name="ro1"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2.13742089272" calcext:value-type="float">
            <text:p>2.13742089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3.55097007751" calcext:value-type="float">
            <text:p>3.5509700775</text:p>
          </table:table-cell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4.13524317741" calcext:value-type="float">
            <text:p>4.135243177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3.37589716911" calcext:value-type="float">
            <text:p>3.3758971691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6.8621468544" calcext:value-type="float">
            <text:p>6.8621468544</text:p>
          </table:table-cell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2.31997704506" calcext:value-type="float">
            <text:p>2.3199770451</text:p>
          </table:table-cell>
        </table:table-row>
        <table:table-row table:style-name="ro1"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5.11902594566" calcext:value-type="float">
            <text:p>5.119025945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2.22363996506" calcext:value-type="float">
            <text:p>2.22363996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3.8869972229" calcext:value-type="float">
            <text:p>3.8869972229</text:p>
          </table:table-cell>
        </table:table-row>
        <table:table-row table:style-name="ro1"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3.07921481133" calcext:value-type="float">
            <text:p>3.0792148113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4.40740895271" calcext:value-type="float">
            <text:p>4.4074089527</text:p>
          </table:table-cell>
        </table:table-row>
        <table:table-row table:style-name="ro1"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.95085692406" calcext:value-type="float">
            <text:p>2.9508569241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24.2330138683" calcext:value-type="float">
            <text:p>24.2330138683</text:p>
          </table:table-cell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2.88792586327" calcext:value-type="float">
            <text:p>2.8879258633</text:p>
          </table:table-cell>
        </table:table-row>
        <table:table-row table:style-name="ro1"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.08744502068" calcext:value-type="float">
            <text:p>2.0874450207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2.82401895523" calcext:value-type="float">
            <text:p>2.8240189552</text:p>
          </table:table-cell>
        </table:table-row>
        <table:table-row table:style-name="ro1"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4.94268798828" calcext:value-type="float">
            <text:p>4.942687988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2.69566488266" calcext:value-type="float">
            <text:p>2.6956648827</text:p>
          </table:table-cell>
        </table:table-row>
        <table:table-row table:style-name="ro1"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2.87947702408" calcext:value-type="float">
            <text:p>2.87947702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3.67541694641" calcext:value-type="float">
            <text:p>3.6754169464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3.9148850441" calcext:value-type="float">
            <text:p>3.9148850441</text:p>
          </table:table-cell>
        </table:table-row>
        <table:table-row table:style-name="ro1"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2.3860578537" calcext:value-type="float">
            <text:p>2.3860578537</text:p>
          </table:table-cell>
        </table:table-row>
        <table:table-row table:style-name="ro1"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2.06660294533" calcext:value-type="float">
            <text:p>2.0666029453</text:p>
          </table:table-cell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2.88925600052" calcext:value-type="float">
            <text:p>2.889256000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3.13802599907" calcext:value-type="float">
            <text:p>3.13802599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2.80074691772" calcext:value-type="float">
            <text:p>2.8007469177</text:p>
          </table:table-cell>
        </table:table-row>
        <table:table-row table:style-name="ro1"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3.43278503418" calcext:value-type="float">
            <text:p>3.4327850342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3.12784290314" calcext:value-type="float">
            <text:p>3.1278429031</text:p>
          </table:table-cell>
        </table:table-row>
        <table:table-row table:style-name="ro1"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3.21618318558" calcext:value-type="float">
            <text:p>3.2161831856</text:p>
          </table:table-cell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2.67193198204" calcext:value-type="float">
            <text:p>2.671931982</text:p>
          </table:table-cell>
        </table:table-row>
        <table:table-row table:style-name="ro1"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2.70431303978" calcext:value-type="float">
            <text:p>2.7043130398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3.37636303902" calcext:value-type="float">
            <text:p>3.37636303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.97578501701" calcext:value-type="float">
            <text:p>1.975785017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2.95258188248" calcext:value-type="float">
            <text:p>2.9525818825</text:p>
          </table:table-cell>
        </table:table-row>
        <table:table-row table:style-name="ro1"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2.42407393456" calcext:value-type="float">
            <text:p>2.42407393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2.14598703384" calcext:value-type="float">
            <text:p>2.1459870338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3.74535298347" calcext:value-type="float">
            <text:p>3.7453529835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.53301906586" calcext:value-type="float">
            <text:p>4.5330190659</text:p>
          </table:table-cell>
        </table:table-row>
        <table:table-row table:style-name="ro1"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2.2911670208" calcext:value-type="float">
            <text:p>2.2911670208</text:p>
          </table:table-cell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3.88129711151" calcext:value-type="float">
            <text:p>3.8812971115</text:p>
          </table:table-cell>
        </table:table-row>
        <table:table-row table:style-name="ro1"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.08498811722" calcext:value-type="float">
            <text:p>2.0849881172</text:p>
          </table:table-cell>
        </table:table-row>
        <table:table-row table:style-name="ro1"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3.42014598846" calcext:value-type="float">
            <text:p>3.42014598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2.20322012901" calcext:value-type="float">
            <text:p>2.20322012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2.04414892197" calcext:value-type="float">
            <text:p>2.044148922</text:p>
          </table:table-cell>
        </table:table-row>
        <table:table-row table:style-name="ro1"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3.04463601112" calcext:value-type="float">
            <text:p>3.0446360111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9.05462193489" calcext:value-type="float">
            <text:p>9.054621934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4.22887706757" calcext:value-type="float">
            <text:p>4.2288770676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1.1119880676" calcext:value-type="float">
            <text:p>11.1119880676</text:p>
          </table:table-cell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60.9853668213" calcext:value-type="float">
            <text:p>60.98536682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12.80053401" calcext:value-type="float">
            <text:p>212.80053401</text:p>
          </table:table-cell>
        </table:table-row>
        <table:table-row table:style-name="ro1"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2.04768800735" calcext:value-type="float">
            <text:p>2.0476880074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.7912299633" calcext:value-type="float">
            <text:p>1.7912299633</text:p>
          </table:table-cell>
        </table:table-row>
        <table:table-row table:style-name="ro1">
          <table:table-cell table:formula="of:=(8-COUNTIF([.A1:.A64];&quot;=0&quot;))/8" office:value-type="float" office:value="0.875" calcext:value-type="float">
            <text:p>0.875</text:p>
          </table:table-cell>
          <table:table-cell table:formula="of:=(8-COUNTIF([.B1:.B64];&quot;=0&quot;))/8" office:value-type="float" office:value="0.875" calcext:value-type="float">
            <text:p>0.875</text:p>
          </table:table-cell>
          <table:table-cell table:formula="of:=(8-COUNTIF([.C1:.C64];&quot;=0&quot;))/8" office:value-type="float" office:value="1" calcext:value-type="float">
            <text:p>1</text:p>
          </table:table-cell>
          <table:table-cell table:formula="of:=(8-COUNTIF([.D1:.D64];&quot;=0&quot;))/8" office:value-type="float" office:value="0.75" calcext:value-type="float">
            <text:p>0.75</text:p>
          </table:table-cell>
          <table:table-cell table:formula="of:=(8-COUNTIF([.E1:.E64];&quot;=0&quot;))/8" office:value-type="float" office:value="0.875" calcext:value-type="float">
            <text:p>0.875</text:p>
          </table:table-cell>
          <table:table-cell table:formula="of:=(8-COUNTIF([.F1:.F64];&quot;=0&quot;))/8" office:value-type="float" office:value="1" calcext:value-type="float">
            <text:p>1</text:p>
          </table:table-cell>
          <table:table-cell table:formula="of:=(8-COUNTIF([.G1:.G64];&quot;=0&quot;))/8" office:value-type="float" office:value="1" calcext:value-type="float">
            <text:p>1</text:p>
          </table:table-cell>
          <table:table-cell table:formula="of:=(8-COUNTIF([.H1:.H64];&quot;=0&quot;))/8" office:value-type="float" office:value="0.875" calcext:value-type="float">
            <text:p>0.87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9T20:57:09.018095296</dc:date>
    <meta:editing-duration>PT43S</meta:editing-duration>
    <meta:editing-cycles>1</meta:editing-cycles>
    <meta:generator>LibreOffice/5.1.6.2$Linux_X86_64 LibreOffice_project/10m0$Build-2</meta:generator>
    <meta:document-statistic meta:table-count="1" meta:cell-count="720" meta:object-count="0"/>
  </office:meta>
</office:document-meta>
</file>